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4pt solid #ff3333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Atten" table:style-name="ta1">
        <table:shapes>
          <draw:frame draw:z-index="0" draw:style-name="gr1" draw:text-style-name="P1" svg:width="4.4441in" svg:height="2.1224in" svg:x="10.6669in" svg:y="2.8449in">
            <draw:object draw:notify-on-update-of-ranges="allAtten.B18:allAtten.B28 allAtten.I18:allAtten.I28 allAtten.K18:allAtten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allAtten.B3:allAtten.B14 allAtten.I3:allAtten.I14 allAtten.K3:allAtten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allAtten.B53:allAtten.B74 allAtten.I53:allAtten.I74 allAtten.K53:allAtten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allAtten.B32:allAtten.B39 allAtten.I32:allAtten.I39 allAtten.K32:allAtten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allAtten.B43:allAtten.B49 allAtten.I43:allAtten.I49 allAtten.K43:allAtten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4.3146in" svg:height="8.0516in" svg:x="10.6669in" svg:y="13.5114in">
            <draw:object draw:notify-on-update-of-ranges="allAtten.B78:allAtten.B130 allAtten.I78:allAtten.I130 allAtten.K78:allAtten.K1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.3756in" svg:height="2.461in" svg:x="10.6673in" svg:y="23.4673in">
            <draw:object draw:notify-on-update-of-ranges="allAtten.B134:allAtten.B146 allAtten.I134:allAtten.I146 allAtten.K134:allAtten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.7008in" svg:height="2.6441in" svg:x="10.6669in" svg:y="26.3114in">
            <draw:object draw:notify-on-update-of-ranges="allAtten.B150:allAtten.B163 allAtten.I150:allAtten.I163 allAtten.K150:allAtten.K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formula="of:=CORREL([.B3:.B14];[.K3:.K14])" office:value-type="float" office:value="0.0848129797757461" calcext:value-type="float">
            <text:p>0.0848129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formula="of:=CORREL([.B17:.B28];[.K17:.K28])" office:value-type="float" office:value="0.778974946982179" calcext:value-type="float">
            <text:p>0.7789749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formula="of:=CORREL([.B32:.B39];[.K32:.K39])" office:value-type="float" office:value="0.59625843885289" calcext:value-type="float">
            <text:p>0.596258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formula="of:=CORREL([.B53:.B74];[.K53:.K74])" office:value-type="float" office:value="0.535829634826214" calcext:value-type="float">
            <text:p>0.53582963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7"/>
          <table:table-cell office:value-type="string" calcext:value-type="string">
            <text:p>Cd ,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8"/>
        </table:table-row>
      </table:table>
      <table:table table:name="aArS" table:style-name="ta1">
        <table:shapes>
          <draw:frame draw:z-index="0" draw:style-name="gr1" draw:text-style-name="P1" svg:width="2.7807in" svg:height="1.5642in" svg:x="13.3339in" svg:y="5.3339in">
            <draw:object draw:notify-on-update-of-ranges="aArS.B32:aArS.B39 aArS.M32:aArS.M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3.3339in" svg:y="9.0669in">
            <draw:object draw:notify-on-update-of-ranges="aArS.B53:aArS.B74 aArS.M53:aArS.M7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.7331in" svg:height="2.0996in" svg:x="13.3335in" svg:y="2.8449in">
            <draw:object draw:notify-on-update-of-ranges="aArS.B18:aArS.B28 aArS.M18:aArS.M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.063in" svg:height="2.2854in" svg:x="13.3335in" svg:y="0.1783in">
            <draw:object draw:notify-on-update-of-ranges="aArS.B3:aArS.B14 aArS.M3:aArS.M1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4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8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3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style-name="ce3"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3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389" calcext:value-type="float">
            <text:p>-0.0496092854</text:p>
          </table:table-cell>
          <table:table-cell table:style-name="ce3" table:formula="of:=CORREL([.B3:.B14];[.M3:.M14])" office:value-type="float" office:value="0.124488215905153" calcext:value-type="float">
            <text:p>0.1244882159</text:p>
          </table:table-cell>
          <table:table-cell table:formula="of:=CORREL([.B3:.B14];[.N3:.N14])" office:value-type="float" office:value="0.111152801652075" calcext:value-type="float">
            <text:p>0.111152801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18]*[.L18]" office:value-type="float" office:value="0.688704225555131" calcext:value-type="float">
            <text:p>0.6887042256</text:p>
          </table:table-cell>
          <table:table-cell table:formula="of:=[.K18]+[.L18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19]*[.L19]" office:value-type="float" office:value="0.638767948743671" calcext:value-type="float">
            <text:p>0.6387679487</text:p>
          </table:table-cell>
          <table:table-cell table:formula="of:=[.K19]+[.L19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0]*[.L20]" office:value-type="float" office:value="0.573406329772147" calcext:value-type="float">
            <text:p>0.5734063298</text:p>
          </table:table-cell>
          <table:table-cell table:formula="of:=[.K20]+[.L20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1]*[.L21]" office:value-type="float" office:value="0.297210752153695" calcext:value-type="float">
            <text:p>0.2972107522</text:p>
          </table:table-cell>
          <table:table-cell table:formula="of:=[.K21]+[.L21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2]*[.L22]" office:value-type="float" office:value="0.299521988811746" calcext:value-type="float">
            <text:p>0.2995219888</text:p>
          </table:table-cell>
          <table:table-cell table:formula="of:=[.K22]+[.L22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3]*[.L23]" office:value-type="float" office:value="0.330783550459905" calcext:value-type="float">
            <text:p>0.3307835505</text:p>
          </table:table-cell>
          <table:table-cell table:formula="of:=[.K23]+[.L23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4]*[.L24]" office:value-type="float" office:value="0.353318211487074" calcext:value-type="float">
            <text:p>0.3533182115</text:p>
          </table:table-cell>
          <table:table-cell table:formula="of:=[.K24]+[.L24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5]*[.L25]" office:value-type="float" office:value="0.356428597232759" calcext:value-type="float">
            <text:p>0.3564285972</text:p>
          </table:table-cell>
          <table:table-cell table:formula="of:=[.K25]+[.L25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6]*[.L26]" office:value-type="float" office:value="0.320568572179278" calcext:value-type="float">
            <text:p>0.3205685722</text:p>
          </table:table-cell>
          <table:table-cell table:formula="of:=[.K26]+[.L26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7]*[.L27]" office:value-type="float" office:value="0.585359130389556" calcext:value-type="float">
            <text:p>0.5853591304</text:p>
          </table:table-cell>
          <table:table-cell table:formula="of:=[.K27]+[.L27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28]*[.L28]" office:value-type="float" office:value="0.429513728950801" calcext:value-type="float">
            <text:p>0.429513729</text:p>
          </table:table-cell>
          <table:table-cell table:formula="of:=[.K28]+[.L28]" office:value-type="float" office:value="1.37070694087072" calcext:value-type="float">
            <text:p>1.37070694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style-name="ce3"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style-name="ce3" table:formula="of:=CORREL([.B17:.B28];[.K17:.K28])" office:value-type="float" office:value="0.778974946982179" calcext:value-type="float">
            <text:p>0.778974947</text:p>
          </table:table-cell>
          <table:table-cell table:formula="of:=CORREL([.B17:.B28];[.L17:.L28])" office:value-type="float" office:value="-0.531193849470628" calcext:value-type="float">
            <text:p>-0.5311938495</text:p>
          </table:table-cell>
          <table:table-cell table:style-name="ce3" table:formula="of:=CORREL([.B17:.B28];[.M17:.M28])" office:value-type="float" office:value="0.757339196458884" calcext:value-type="float">
            <text:p>0.7573391965</text:p>
          </table:table-cell>
          <table:table-cell table:formula="of:=CORREL([.B17:.B28];[.N17:.N28])" office:value-type="float" office:value="0.747729799445442" calcext:value-type="float">
            <text:p>0.7477297994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style-name="ce3"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style-name="ce3"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style-name="ce3" table:formula="of:=CORREL([.B32:.B39];[.K32:.K39])" office:value-type="float" office:value="0.59625843885289" calcext:value-type="float">
            <text:p>0.5962584389</text:p>
          </table:table-cell>
          <table:table-cell table:style-name="ce2" table:formula="of:=CORREL([.B32:.B39];[.L32:.L39])" office:value-type="float" office:value="0.597463076534833" calcext:value-type="float">
            <text:p>0.5974630765</text:p>
          </table:table-cell>
          <table:table-cell table:style-name="ce3" table:formula="of:=CORREL([.B32:.B39];[.M32:.M39])" office:value-type="float" office:value="0.674142818231667" calcext:value-type="float">
            <text:p>0.6741428182</text:p>
          </table:table-cell>
          <table:table-cell table:style-name="ce2" table:formula="of:=CORREL([.B32:.B39];[.N32:.N39])" office:value-type="float" office:value="0.649544595055075" calcext:value-type="float">
            <text:p>0.6495445951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3]*[.L53]" office:value-type="float" office:value="0.676353777471917" calcext:value-type="float">
            <text:p>0.6763537775</text:p>
          </table:table-cell>
          <table:table-cell table:formula="of:=[.K53]+[.L53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4]*[.L54]" office:value-type="float" office:value="0.502491013151594" calcext:value-type="float">
            <text:p>0.5024910132</text:p>
          </table:table-cell>
          <table:table-cell table:formula="of:=[.K54]+[.L54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55]*[.L55]" office:value-type="float" office:value="0.414242678857292" calcext:value-type="float">
            <text:p>0.4142426789</text:p>
          </table:table-cell>
          <table:table-cell table:formula="of:=[.K55]+[.L55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56]*[.L56]" office:value-type="float" office:value="0.331172728886434" calcext:value-type="float">
            <text:p>0.3311727289</text:p>
          </table:table-cell>
          <table:table-cell table:formula="of:=[.K56]+[.L56]" office:value-type="float" office:value="1.31764699877505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57]*[.L57]" office:value-type="float" office:value="0.350720080816691" calcext:value-type="float">
            <text:p>0.3507200808</text:p>
          </table:table-cell>
          <table:table-cell table:formula="of:=[.K57]+[.L57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58]*[.L58]" office:value-type="float" office:value="0.47839903129087" calcext:value-type="float">
            <text:p>0.4783990313</text:p>
          </table:table-cell>
          <table:table-cell table:formula="of:=[.K58]+[.L58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59]*[.L59]" office:value-type="float" office:value="0.542031541230064" calcext:value-type="float">
            <text:p>0.5420315412</text:p>
          </table:table-cell>
          <table:table-cell table:formula="of:=[.K59]+[.L59]" office:value-type="float" office:value="1.55351131455886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0]*[.L60]" office:value-type="float" office:value="0.423734314517937" calcext:value-type="float">
            <text:p>0.4237343145</text:p>
          </table:table-cell>
          <table:table-cell table:formula="of:=[.K60]+[.L60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1]*[.L61]" office:value-type="float" office:value="0.399778584328443" calcext:value-type="float">
            <text:p>0.3997785843</text:p>
          </table:table-cell>
          <table:table-cell table:formula="of:=[.K61]+[.L61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2]*[.L62]" office:value-type="float" office:value="0.432928178124647" calcext:value-type="float">
            <text:p>0.4329281781</text:p>
          </table:table-cell>
          <table:table-cell table:formula="of:=[.K62]+[.L62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3]*[.L63]" office:value-type="float" office:value="0.305400088118305" calcext:value-type="float">
            <text:p>0.3054000881</text:p>
          </table:table-cell>
          <table:table-cell table:formula="of:=[.K63]+[.L63]" office:value-type="float" office:value="1.35152883165995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4]*[.L64]" office:value-type="float" office:value="0.245311671868755" calcext:value-type="float">
            <text:p>0.2453116719</text:p>
          </table:table-cell>
          <table:table-cell table:formula="of:=[.K64]+[.L64]" office:value-type="float" office:value="1.28308874480421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65]*[.L65]" office:value-type="float" office:value="0.253105494402828" calcext:value-type="float">
            <text:p>0.2531054944</text:p>
          </table:table-cell>
          <table:table-cell table:formula="of:=[.K65]+[.L65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66]*[.L66]" office:value-type="float" office:value="0.269141466791794" calcext:value-type="float">
            <text:p>0.2691414668</text:p>
          </table:table-cell>
          <table:table-cell table:formula="of:=[.K66]+[.L66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67]*[.L67]" office:value-type="float" office:value="0.310442236308612" calcext:value-type="float">
            <text:p>0.3104422363</text:p>
          </table:table-cell>
          <table:table-cell table:formula="of:=[.K67]+[.L67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68]*[.L68]" office:value-type="float" office:value="0.403711778699982" calcext:value-type="float">
            <text:p>0.4037117787</text:p>
          </table:table-cell>
          <table:table-cell table:formula="of:=[.K68]+[.L68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69]*[.L69]" office:value-type="float" office:value="0.486984674785848" calcext:value-type="float">
            <text:p>0.4869846748</text:p>
          </table:table-cell>
          <table:table-cell table:formula="of:=[.K69]+[.L69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0]*[.L70]" office:value-type="float" office:value="0.629642365521632" calcext:value-type="float">
            <text:p>0.6296423655</text:p>
          </table:table-cell>
          <table:table-cell table:formula="of:=[.K70]+[.L70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1]*[.L71]" office:value-type="float" office:value="0.677286520330147" calcext:value-type="float">
            <text:p>0.6772865203</text:p>
          </table:table-cell>
          <table:table-cell table:formula="of:=[.K71]+[.L71]" office:value-type="float" office:value="1.68851807192152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2]*[.L72]" office:value-type="float" office:value="0.595723035300905" calcext:value-type="float">
            <text:p>0.5957230353</text:p>
          </table:table-cell>
          <table:table-cell table:formula="of:=[.K72]+[.L72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3]*[.L73]" office:value-type="float" office:value="0.696517942880233" calcext:value-type="float">
            <text:p>0.6965179429</text:p>
          </table:table-cell>
          <table:table-cell table:formula="of:=[.K73]+[.L73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4]*[.L74]" office:value-type="float" office:value="0.619423622153904" calcext:value-type="float">
            <text:p>0.6194236222</text:p>
          </table:table-cell>
          <table:table-cell table:formula="of:=[.K74]+[.L74]" office:value-type="float" office:value="1.61887469611401" calcext:value-type="float">
            <text:p>1.618874696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style-name="ce3"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style-name="ce3" table:formula="of:=CORREL([.B53:.B74];[.K53:.K74])" office:value-type="float" office:value="0.535829634826214" calcext:value-type="float">
            <text:p>0.5358296348</text:p>
          </table:table-cell>
          <table:table-cell table:formula="of:=CORREL([.B53:.B74];[.L53:.L74])" office:value-type="float" office:value="0.167759367902152" calcext:value-type="float">
            <text:p>0.1677593679</text:p>
          </table:table-cell>
          <table:table-cell table:style-name="ce3" table:formula="of:=CORREL([.B53:.B74];[.M53:.M74])" office:value-type="float" office:value="0.556257523861927" calcext:value-type="float">
            <text:p>0.5562575239</text:p>
          </table:table-cell>
          <table:table-cell table:style-name="ce3" table:formula="of:=CORREL([.B53:.B74];[.N53:.N74])" office:value-type="float" office:value="0.581142079805891" calcext:value-type="float">
            <text:p>0.5811420798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4:13:49.717254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13T16:59:54.738122882</dc:date>
    <meta:editing-duration>PT4H50M54S</meta:editing-duration>
    <meta:editing-cycles>39</meta:editing-cycles>
    <meta:generator>LibreOffice/4.2.8.2$Linux_X86_64 LibreOffice_project/420m0$Build-2</meta:generator>
    <meta:document-statistic meta:table-count="2" meta:cell-count="361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53:aArS.B74 aArS.M53:aArS.M74" svg:x="0.32cm" svg:y="0.18cm" svg:width="15.36cm" svg:height="8.64cm">
          <chartooo:coordinate-region svg:x="1.047cm" svg:y="0.379cm" svg:width="13.90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ArS.B53:aArS.B74" chart:class="chart:line">
            <chart:data-point chart:repeated="22"/>
          </chart:series>
          <chart:series chart:attached-axis="secondary-y" chart:style-name="ch7" chart:values-cell-range-address="aArS.M53:aArS.M7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3:aArS.B74</svg:desc>
                </draw:g>
              </table:table-cell>
              <table:table-cell office:value-type="float" office:value="0.676353777471917">
                <text:p>0.676353777471917</text:p>
                <draw:g>
                  <svg:desc>aArS.M53:aArS.M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502491013151594">
                <text:p>0.502491013151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7839903129087">
                <text:p>0.47839903129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42031541230064">
                <text:p>0.542031541230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2928178124647">
                <text:p>0.432928178124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05400088118305">
                <text:p>0.305400088118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403711778699982">
                <text:p>0.403711778699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629642365521632">
                <text:p>0.629642365521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77286520330147">
                <text:p>0.67728652033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21cm" svg:height="5.806cm" xlink:href=".." xlink:type="simple" chart:class="chart:line" chart:style-name="ch1">
        <chart:plot-area chart:style-name="ch2" table:cell-range-address="aArS.B3:aArS.B14 aArS.M3:aArS.M14" svg:x="0.206cm" svg:y="0.116cm" svg:width="9.909cm" svg:height="5.574cm">
          <chartooo:coordinate-region svg:x="0.933cm" svg:y="0.315cm" svg:width="8.995cm" svg:height="4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:aArS.B14" chart:class="chart:line">
            <chart:data-point chart:repeated="12"/>
          </chart:series>
          <chart:series chart:style-name="ch6" chart:values-cell-range-address="aArS.M3:aArS.M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ArS.B3:aArS.B14</svg:desc>
                </draw:g>
              </table:table-cell>
              <table:table-cell office:value-type="float" office:value="0.502788350422342">
                <text:p>0.502788350422342</text:p>
                <draw:g>
                  <svg:desc>aArS.M3:aArS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1168814669397">
                <text:p>0.501168814669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5869275778014">
                <text:p>0.635869275778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97042704234052">
                <text:p>0.59704270423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84508617804763">
                <text:p>0.484508617804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34199090966642">
                <text:p>0.53419909096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00986251216497">
                <text:p>0.5009862512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8090795971665">
                <text:p>0.488090795971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1469234233568">
                <text:p>0.41469234233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47385630841748">
                <text:p>0.4738563084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67810410814337">
                <text:p>0.567810410814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06034914959709">
                <text:p>0.5060349149597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83cm" svg:height="5.334cm" xlink:href=".." xlink:type="simple" chart:class="chart:line" chart:style-name="ch1">
        <chart:plot-area chart:style-name="ch2" table:cell-range-address="aArS.B18:aArS.B28 aArS.M18:aArS.M28" svg:x="0.189cm" svg:y="0.106cm" svg:width="9.105cm" svg:height="5.122cm">
          <chartooo:coordinate-region svg:x="0.916cm" svg:y="0.305cm" svg:width="8.191cm" svg:height="4.2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8:aArS.B28" chart:class="chart:line">
            <chart:data-point chart:repeated="11"/>
          </chart:series>
          <chart:series chart:style-name="ch6" chart:values-cell-range-address="aArS.M18:aArS.M2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ArS.B18:aArS.B28</svg:desc>
                </draw:g>
              </table:table-cell>
              <table:table-cell office:value-type="float" office:value="0.688704225555131">
                <text:p>0.688704225555131</text:p>
                <draw:g>
                  <svg:desc>aArS.M18:aArS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638767948743671">
                <text:p>0.63876794874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73406329772147">
                <text:p>0.573406329772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7210752153695">
                <text:p>0.297210752153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9521988811746">
                <text:p>0.29952198881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0783550459905">
                <text:p>0.330783550459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3318211487074">
                <text:p>0.353318211487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6428597232759">
                <text:p>0.35642859723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568572179278">
                <text:p>0.32056857217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85359130389556">
                <text:p>0.58535913038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29513728950801">
                <text:p>0.429513728950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6cm" svg:height="20.452cm" xlink:href=".." xlink:type="simple" chart:class="chart:line" chart:style-name="ch1">
        <chart:plot-area chart:style-name="ch2" table:cell-range-address="allAtten.B78:allAtten.B130 allAtten.I78:allAtten.I130 allAtten.K78:allAtten.K130" svg:x="0.727cm" svg:y="0.409cm" svg:width="34.906cm" svg:height="19.634cm">
          <chartooo:coordinate-region svg:x="1.454cm" svg:y="0.608cm" svg:width="33.992cm" svg:height="18.7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64cm" svg:height="3.974cm" xlink:href=".." xlink:type="simple" chart:class="chart:line" chart:style-name="ch1">
        <chart:plot-area chart:style-name="ch2" table:cell-range-address="aArS.B32:aArS.B39 aArS.M32:aArS.M39" svg:x="0.141cm" svg:y="0.079cm" svg:width="6.782cm" svg:height="3.816cm">
          <chartooo:coordinate-region svg:x="0.868cm" svg:y="0.278cm" svg:width="5.961cm" svg:height="2.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2:aArS.B39" chart:class="chart:line">
            <chart:data-point chart:repeated="8"/>
          </chart:series>
          <chart:series chart:style-name="ch6" chart:values-cell-range-address="aArS.M32:aArS.M3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ArS.B32:aArS.B39</svg:desc>
                </draw:g>
              </table:table-cell>
              <table:table-cell office:value-type="float" office:value="0.320301354351153">
                <text:p>0.320301354351153</text:p>
                <draw:g>
                  <svg:desc>aArS.M32:aArS.M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